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language="ru" fo:country="RU"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ru" fo:country="RU"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4pt" fo:language="ru" fo:country="RU" fo:font-weight="bold" style:font-size-asian="14pt" style:font-weight-asian="bold" style:font-size-complex="14pt" style:font-weight-complex="bold"/>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000000" style:font-name="Times New Roman1" fo:font-size="14pt" fo:letter-spacing="normal" fo:font-style="normal"/>
    </style:style>
    <style:style style:name="T3" style:family="text">
      <style:text-properties fo:font-variant="normal" fo:text-transform="none" fo:color="#000000" style:font-name="Times New Roman1"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Создание клиентской части автоматизированной системы валидации пользователей на базе платформы Raspberry Pi с использованием технологии компьютерного зрения</text:span> </text:p>
      <text:p text:style-name="P1"/>
      <text:p text:style-name="P1"/>
      <text:p text:style-name="P1">Введение</text:p>
      <text:p text:style-name="P1"/>
      <text:p text:style-name="P3"><text:span text:style-name="T2">На сегодняшний день технологии контроля рабочего времени сотрудников в основном работают либо на основе пропускных пунктов на предприятии, либо на основе определенного программного обеспечения, установленного на компьютерах сотрудников. Первые системы не могут эффективно отображать человеческую деятельность внутри самого предприятия. Вторые же системы хоть и могут более точно отобразить чем занят человек во время работы, имеют жесткую привязку к компьютеру, за которым должен работать человек.</text:span> </text:p>
      <text:p text:style-name="P3"/>
      <text:p text:style-name="P3"><text:span text:style-name="T2">Но для предприятий, в которых люди работают не за компьютером, подобная система не выгодна и не информативна. Так что для таких предприятий является актуальным контроль рабочего времени сотрудников. В основном он осуществляется людьми с помощью проверок. Автоматизированная система контроля, основанная на технологиях компьютерного зрения, сможет сэкономить время руководителей, а также предоставить рабочему возможность доказать свое присутствие на рабочем месте в определенные промежутки времени.</text:span> </text:p>
      <text:p text:style-name="P3"/>
      <text:p text:style-name="P3"><text:span text:style-name="T2">Целью данной работы является создание системы, которая позволит учитывать рабочее время сотрудников точнее, чем у известных систем по средством анализа, с помощью компьютерного зрения, видео с камер, расположенных у рабочих мест сотрудников. Это <text:s/>сократит время на получение данных о сотрудниках, а так же позволит выявлять различные нарушения, что поспособствует уменьшению расходов.</text:span></text:p>
      <text:p text:style-name="P3"><text:span text:style-name="T2"/></text:p>
      <text:p text:style-name="P1"><text:span text:style-name="T3">1.Анализ и сравнение существующих систем с разрабатываемой.</text:span></text:p>
      <text:p text:style-name="P1"><text:span text:style-name="T3"/></text:p>
      <text:p text:style-name="P2"><text:span text:style-name="T3"/></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4M32S</meta:editing-duration>
    <meta:editing-cycles>3</meta:editing-cycles>
    <meta:generator>OpenOffice/4.1.2$Win32 OpenOffice.org_project/412m3$Build-9782</meta:generator>
    <dc:date>2017-06-05T01:11:51.02</dc:date>
    <meta:document-statistic meta:table-count="0" meta:image-count="0" meta:object-count="0" meta:page-count="1" meta:paragraph-count="6" meta:word-count="203" meta:character-count="1605"/>
    <meta:user-defined meta:name="Info 1"/>
    <meta:user-defined meta:name="Info 2"/>
    <meta:user-defined meta:name="Info 3"/>
    <meta:user-defined meta:name="Info 4"/>
  </office:meta>
</office:document-meta>
</file>